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  <style:text-properties style:font-name="メイリオ1" fo:font-size="15pt" fo:font-weight="normal" style:font-name-asian="メイリオ1" style:font-size-asian="15pt" style:font-size-complex="15pt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8" style:family="paragraph" style:parent-style-name="Table_20_Contents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9" style:family="paragraph" style:parent-style-name="Standard">
      <style:paragraph-properties fo:line-height="100%"/>
      <style:text-properties style:font-name="メイリオ1" style:font-name-asian="メイリオ1"/>
    </style:style>
    <style:style style:name="P10" style:family="paragraph" style:parent-style-name="Text_20_body">
      <style:paragraph-properties fo:line-height="100%"/>
      <style:text-properties style:font-name="メイリオ1" fo:font-size="15pt" fo:font-weight="normal" style:font-name-asian="メイリオ1" style:font-size-asian="15pt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7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8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22" style:family="paragraph" style:parent-style-name="Text_20_body">
      <style:paragraph-properties fo:margin-top="0cm" fo:margin-bottom="0cm" fo:line-height="10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24" style:family="paragraph" style:parent-style-name="Table_20_Contents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font-variant="normal" fo:text-transform="none" fo:color="#000000" style:text-line-through-style="none" fo:font-style="italic" style:text-underline-style="none" fo:font-weight="normal" style:text-blinking="false" fo:background-color="transparent" style:language-asian="ja" style:country-asian="JP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1"/>
      <text:p text:style-name="P2"><text:span text:style-name="T1">46#6.6.1_X</text:span>-----------------------------------------------------------------</text:p>
      <text:p text:style-name="P6">res free# JVEMV6 46#6.6.1_1 / 46. art / 6. visual-art / 6. ip / 1. start / 20200517_133858</text:p>
      <text:p text:style-name="P2"/>
      <text:p text:style-name="P2">[do] <text:span text:style-name="T5">#_ </text:span></text:p>
      <text:list xml:id="list7829065661398810329" text:style-name="L18">
        <text:list-item>
          <text:p text:style-name="P17">REVIEW </text:p>
          <text:list>
            <text:list-item>
              <text:p text:style-name="P17">\Cake_IFM11\app\Controller\IPController.php</text:p>
              <text:list>
                <text:list-item>
                  <text:p text:style-name="P17">public function ip_proc_actions()</text:p>
                </text:list-item>
              </text:list>
            </text:list-item>
            <text:list-item>
              <text:p text:style-name="P17"><text:span text:style-name="T5">#_ </text:span>access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3">localhost/Eclipse_Luna/Cake_IFM11/ip/<text:span text:style-name="T4">ip_proc_actions</text:span></text:p>
          </table:table-cell>
        </table:table-row>
        <table:table-row>
          <table:table-cell table:style-name="表2.A2" office:value-type="string">
            <text:p text:style-name="P23"/>
          </table:table-cell>
        </table:table-row>
      </table:table>
      <text:list xml:id="list35305852" text:continue-numbering="true" text:style-name="L18">
        <text:list-item>
          <text:list>
            <text:list-item>
              <text:list>
                <text:list-item>
                  <text:p text:style-name="P17">==&gt; OK ]20200517_134124</text:p>
                </text:list-item>
              </text:list>
            </text:list-item>
            <text:list-item>
              <text:p text:style-name="P17">set → file path</text:p>
              <text:list>
                <text:list-item>
                  <text:p text:style-name="P17">//_20200517_134326:tmp</text:p>
                </text:list-item>
                <text:list-item>
                  <text:p text:style-name="P17">ip_proc_actions__Proc_1()</text:p>
                </text:list-item>
                <text:list-item>
                  <text:p text:style-name="P17">ip_proc_actions__Proc_1__Copy_Partial_Multiple()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3">localhost/Eclipse_Luna/Cake_IFM11/ip/<text:span text:style-name="T4">ip_proc_actions?action=proc-1</text:span></text:p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list xml:id="list35309993" text:continue-numbering="true" text:style-name="L18">
        <text:list-item>
          <text:list>
            <text:list-item>
              <text:list>
                <text:list-item>
                  <text:list>
                    <text:list-item>
                      <text:p text:style-name="P17">==&gt; OK : “'ImagePNG ==&gt; saved : C:/WORKS_2/WS/WS_Others.Art/JVEMV6/46_art/6_visual-arts/5_free-painting/images/storage/test_20200130_144805.png.<text:soft-page-break/>(20200517_134615_834317).png'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>TASK-1 : todo-1 : start : setup ==&gt; cake project</text:p>
          <text:list>
            <text:list-item>
              <text:list>
                <text:list-item>
                  <text:p text:style-name="P17">new process : proc-2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//_20200517_135355:tmp (cont.)</text:p>
                </text:list-item>
                <text:list-item>
                  <text:p text:style-name="P17">new FUNC : ip_proc_actions__Proc_2</text:p>
                  <text:list>
                    <text:list-item>
                      <text:p text:style-name="P17">DUP</text:p>
                    </text:list-item>
                    <text:list-item>
                      <text:p text:style-name="P17">skeleton </text:p>
                    </text:list-item>
                  </text:list>
                </text:list-item>
                <text:list-item>
                  <text:p text:style-name="P17">TEST ==&gt; </text:p>
                </text:list-item>
              </text:list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3">localhost/Eclipse_Luna/Cake_IFM11/ip/<text:span text:style-name="T4">ip_proc_actions?action=proc-2</text:span></text:p>
          </table:table-cell>
        </table:table-row>
        <table:table-row>
          <table:table-cell table:style-name="表4.A2" office:value-type="string">
            <text:p text:style-name="P23"/>
          </table:table-cell>
        </table:table-row>
      </table:table>
      <text:list xml:id="list35316988" text:continue-numbering="true" text:style-name="L18">
        <text:list-item>
          <text:list>
            <text:list-item>
              <text:list>
                <text:list-item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 : png file ==&gt; change alpha, save</text:p>
              <text:list>
                <text:list-item>
                  <text:p text:style-name="P17">CODE</text:p>
                </text:list-item>
                <text:list-item>
                  <text:p text:style-name="P17">TEST ==&gt; </text:p>
                  <text:list>
                    <text:list-item>
                      <text:p text:style-name="P17">PROBLEM ==&gt; transparent → not added</text:p>
                    </text:list-item>
                  </text:list>
                </text:list-item>
                <text:list-item>
                  <text:p text:style-name="P17">TRY-1</text:p>
                  <text:list>
                    <text:list-item>
                      <text:p text:style-name="P17"><text:a xlink:type="simple" xlink:href="https://stackoverflow.com/questions/17271742/create-a-transparent-png-file-using-php" text:style-name="Internet_20_link" text:visited-style-name="Visited_20_Internet_20_Link">https://stackoverflow.com/questions/17271742/create-a-transparent-png-file-using-php</text:a></text:p>
                    </text:list-item>
                  </text:list>
                </text:list-item>
                <text:list-item>
                  <text:p text:style-name="P17">TRY-2 : search ==&gt; “php change transparency”</text:p>
                  <text:list>
                    <text:list-item>
                      <text:p text:style-name="P17"><text:a xlink:type="simple" xlink:href="https://www.php.net/manual/en/function.imagefilter.php" text:style-name="Internet_20_link" text:visited-style-name="Visited_20_Internet_20_Link">https://www.php.net/manual/en/function.imagefilter.php</text:a> “ Function to change the transparency”</text:p>
                    </text:list-item>
                    <text:list-item>
                      <text:p text:style-name="P17">FOUND</text:p>
                      <text:list>
                        <text:list-item>
                          <text:p text:style-name="P17">use for-loop, use the func “imagecolorallocatealpha” ==&gt; each pixel → change the valu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oft-page-break/></text:p>
      <text:p text:style-name="P2">[next]</text:p>
      <text:list xml:id="list6356003153857134904" text:style-name="L14">
        <text:list-item>
          <text:p text:style-name="P13">TASK : TASKS-2</text:p>
          <text:list>
            <text:list-item>
              <text:p text:style-name="P13">//_20200517_150409:next (cont.)</text:p>
            </text:list-item>
          </text:list>
        </text:list-item>
      </text:list>
      <text:p text:style-name="P2">[further]</text:p>
      <text:list xml:id="list6148831933323069805" text:style-name="L15">
        <text:list-item>
          <text:p text:style-name="P14"/>
        </text:list-item>
      </text:list>
      <text:p text:style-name="P1"><text:line-break/><text:span text:style-name="T6">[/ XXX] 20200517_150201</text:span></text:p>
      <text:p text:style-name="P1"/>
      <text:p text:style-name="P2"><text:span text:style-name="T7">@@@</text:span></text:p>
      <text:p text:style-name="P3"/>
      <text:p text:style-name="P2"><text:span text:style-name="T1">46#6.6.2_X</text:span>-----------------------------------------------------------------</text:p>
      <text:p text:style-name="P6">res free# JVEMV6 46#6.6.2_1 / 46. art / 6. visual-art / 6. ip / 2. change-alpha-value / XXX</text:p>
      <text:p text:style-name="P2"/>
      <text:p text:style-name="P2">[do] <text:span text:style-name="T5">#_ </text:span></text:p>
      <text:list xml:id="list3624851260463408782" text:style-name="L2">
        <text:list-item>
          <text:p text:style-name="P12">REVIEW </text:p>
        </text:list-item>
        <text:list-item>
          <text:p text:style-name="P12">TASK-1</text:p>
        </text:list-item>
        <text:list-item>
          <text:p text:style-name="P12">T-1.1</text:p>
        </text:list-item>
        <text:list-item>
          <text:p text:style-name="P12"/>
        </text:list-item>
      </text:list>
      <text:p text:style-name="P2"/>
      <text:p text:style-name="P2">[next]</text:p>
      <text:list xml:id="list8796553762415015819" text:style-name="L19">
        <text:list-item>
          <text:p text:style-name="P18">TASK</text:p>
        </text:list-item>
      </text:list>
      <text:p text:style-name="P2">[further]</text:p>
      <text:list xml:id="list3331988566506141463" text:style-name="L20">
        <text:list-item>
          <text:p text:style-name="P19"/>
        </text:list-item>
      </text:list>
      <text:p text:style-name="P1"><text:soft-page-break/><text:line-break/><text:span text:style-name="T6">[/ XXX] </text:span></text:p>
      <text:p text:style-name="P1"/>
      <text:p text:style-name="P3"/>
      <text:p text:style-name="P3"/>
      <text:p text:style-name="P3"/>
      <text:p text:style-name="P5">----------------------------------------- [TEMPLATE] 20200427_130632</text:p>
      <text:p text:style-name="P2"><text:span text:style-name="T1">46#6.6.1_X</text:span>-----------------------------------------------------------------</text:p>
      <text:p text:style-name="P6">res free# JVEMV6 46#6.6.1_1 / 46. art / 6. visual-art / 6. ip / 1. start / XXX</text:p>
      <text:p text:style-name="P2"/>
      <text:p text:style-name="P2">[do] <text:span text:style-name="T5">#_ </text:span></text:p>
      <text:list xml:id="list35302449" text:continue-list="list3624851260463408782" text:style-name="L2">
        <text:list-item>
          <text:p text:style-name="P12">REVIEW </text:p>
        </text:list-item>
        <text:list-item>
          <text:p text:style-name="P12">TASK-1</text:p>
        </text:list-item>
        <text:list-item>
          <text:p text:style-name="P12">T-1.1</text:p>
        </text:list-item>
        <text:list-item>
          <text:p text:style-name="P12"/>
        </text:list-item>
      </text:list>
      <text:p text:style-name="P2"/>
      <text:p text:style-name="P2">[next]</text:p>
      <text:list xml:id="list4989538610385393811" text:style-name="L16">
        <text:list-item>
          <text:p text:style-name="P15">TASK</text:p>
        </text:list-item>
      </text:list>
      <text:p text:style-name="P2">[further]</text:p>
      <text:list xml:id="list7804848192640726688" text:style-name="L17">
        <text:list-item>
          <text:p text:style-name="P16"/>
        </text:list-item>
      </text:list>
      <text:p text:style-name="P1"><text:line-break/><text:span text:style-name="T6">[/ XXX] </text:span></text:p>
      <text:p text:style-name="P1"/>
      <text:p text:style-name="P4"/>
      <text:p text:style-name="P2"><text:soft-page-break/>/ <text:span text:style-name="T2">------------------------------------------------ [TEMPLATE] 20200427_130632 /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8">C:\WORKS_2\a.bat &amp;&amp; r a &amp;&amp; git add -A &amp;&amp; git commit -m ^"(art : <text:span text:style-name="T3">46#6.6</text:span> : ip) periodical updates^" &amp;&amp; e &amp;&amp; p</text:p>
          </table:table-cell>
        </table:table-row>
        <table:table-row>
          <table:table-cell table:style-name="表1.A2" office:value-type="string">
            <text:p text:style-name="P8">C:\WORKS_2\a.bat &amp;&amp; r a &amp;&amp; git add -A &amp;&amp; git commit -m "res free# JVEMV6 46#6.6.1_1 / 46. art / 6. visual-art / 6. ip / 1. start / 20200517_133858" &amp;&amp; e &amp;&amp; p</text:p>
          </table:table-cell>
        </table:table-row>
        <table:table-row>
          <table:table-cell table:style-name="表1.A2" office:value-type="string">
            <text:p text:style-name="P8">C:\WORKS_2\a.bat &amp;&amp; r oj &amp;&amp; git add -A &amp;&amp; git commit -m "res free# JVEMV6 46#6.6.1_1 / 46. art / 6. visual-art / 6. ip / 1. start / 20200517_133858" &amp;&amp; e &amp;&amp; p</text:p>
          </table:table-cell>
        </table:table-row>
        <table:table-row>
          <table:table-cell table:style-name="表1.A2" office:value-type="string">
            <text:p text:style-name="P8">r oj &amp;&amp; e &amp;&amp; p</text:p>
          </table:table-cell>
        </table:table-row>
        <table:table-row>
          <table:table-cell table:style-name="表1.A2" office:value-type="string">
            <text:p text:style-name="P8"/>
          </table:table-cell>
        </table:table-row>
      </table:table>
      <text:p text:style-name="P6"/>
      <text:p text:style-name="P6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4-26T22:57:54.29</meta:creation-date>
    <dc:date>2020-05-17T15:10:15.18</dc:date>
    <dc:creator>iwabuchi ken</dc:creator>
    <meta:editing-duration>PT6H49M10S</meta:editing-duration>
    <meta:editing-cycles>114</meta:editing-cycles>
    <meta:generator>OpenOffice/4.1.3$Win32 OpenOffice.org_project/413m1$Build-9783</meta:generator>
    <meta:document-statistic meta:table-count="4" meta:image-count="0" meta:object-count="0" meta:page-count="5" meta:paragraph-count="68" meta:word-count="340" meta:character-count="2537"/>
  </office:meta>
</office:document-meta>
</file>